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a" fo:country="DK" officeooo:rsid="001701ee" officeooo:paragraph-rsid="001701ee"/>
    </style:style>
    <style:style style:name="P2" style:family="paragraph" style:parent-style-name="Standard">
      <style:text-properties fo:language="da" fo:country="DK" fo:font-weight="bold" officeooo:rsid="001701ee" officeooo:paragraph-rsid="001701ee" style:font-weight-asian="bold" style:font-weight-complex="bold"/>
    </style:style>
    <style:style style:name="P3" style:family="paragraph" style:parent-style-name="Standard">
      <style:text-properties fo:language="da" fo:country="DK" fo:font-weight="bold" officeooo:rsid="00187b6d" officeooo:paragraph-rsid="00187b6d" style:font-weight-asian="bold" style:font-weight-complex="bold"/>
    </style:style>
    <style:style style:name="P4" style:family="paragraph" style:parent-style-name="Standard">
      <style:text-properties fo:language="da" fo:country="DK" fo:font-weight="bold" officeooo:rsid="001a7466" officeooo:paragraph-rsid="001a7466" style:font-weight-asian="bold" style:font-weight-complex="bold"/>
    </style:style>
    <style:style style:name="P5" style:family="paragraph" style:parent-style-name="Standard">
      <style:text-properties fo:language="da" fo:country="DK" fo:font-weight="bold" officeooo:rsid="001b6b4f" officeooo:paragraph-rsid="001b6b4f" style:font-weight-asian="bold" style:font-weight-complex="bold"/>
    </style:style>
    <style:style style:name="P6" style:family="paragraph" style:parent-style-name="Standard">
      <style:text-properties fo:language="da" fo:country="DK" officeooo:rsid="00178aab" officeooo:paragraph-rsid="00178aab"/>
    </style:style>
    <style:style style:name="P7" style:family="paragraph" style:parent-style-name="Standard">
      <style:text-properties fo:language="da" fo:country="DK" officeooo:rsid="00187b6d" officeooo:paragraph-rsid="00187b6d"/>
    </style:style>
    <style:style style:name="P8" style:family="paragraph" style:parent-style-name="Standard">
      <style:text-properties fo:language="da" fo:country="DK" fo:font-weight="normal" officeooo:rsid="00187b6d" officeooo:paragraph-rsid="00187b6d" style:font-weight-asian="normal" style:font-weight-complex="normal"/>
    </style:style>
    <style:style style:name="P9" style:family="paragraph" style:parent-style-name="Standard">
      <style:text-properties fo:language="da" fo:country="DK" fo:font-weight="normal" officeooo:rsid="001a7466" officeooo:paragraph-rsid="001a7466" style:font-weight-asian="normal" style:font-weight-complex="normal"/>
    </style:style>
    <style:style style:name="P10" style:family="paragraph" style:parent-style-name="Standard">
      <style:text-properties fo:language="da" fo:country="DK" fo:font-weight="normal" officeooo:rsid="001a7466" officeooo:paragraph-rsid="001c43f8" style:font-weight-asian="normal" style:font-weight-complex="normal"/>
    </style:style>
    <style:style style:name="P11" style:family="paragraph" style:parent-style-name="Standard">
      <style:text-properties fo:language="da" fo:country="DK" fo:font-weight="normal" officeooo:rsid="001a7466" officeooo:paragraph-rsid="00246684" style:font-weight-asian="normal" style:font-weight-complex="normal"/>
    </style:style>
    <style:style style:name="P12" style:family="paragraph" style:parent-style-name="Standard">
      <style:text-properties fo:language="da" fo:country="DK" fo:font-weight="normal" officeooo:rsid="001b6b4f" officeooo:paragraph-rsid="001b6b4f" style:font-weight-asian="normal" style:font-weight-complex="normal"/>
    </style:style>
    <style:style style:name="P13" style:family="paragraph" style:parent-style-name="Standard">
      <style:text-properties fo:language="da" fo:country="DK" fo:font-weight="normal" officeooo:rsid="001c2cbe" officeooo:paragraph-rsid="001c2cbe" style:font-weight-asian="normal" style:font-weight-complex="normal"/>
    </style:style>
    <style:style style:name="P14" style:family="paragraph" style:parent-style-name="Standard">
      <style:text-properties fo:language="da" fo:country="DK" fo:font-weight="normal" officeooo:rsid="001c2cbe" officeooo:paragraph-rsid="001a7466" style:font-weight-asian="normal" style:font-weight-complex="normal"/>
    </style:style>
    <style:style style:name="P15" style:family="paragraph" style:parent-style-name="Standard">
      <style:text-properties fo:language="da" fo:country="DK" fo:font-weight="normal" officeooo:rsid="001c2cbe" officeooo:paragraph-rsid="0028c0c6" style:font-weight-asian="normal" style:font-weight-complex="normal"/>
    </style:style>
    <style:style style:name="P16" style:family="paragraph" style:parent-style-name="Standard">
      <style:text-properties fo:language="da" fo:country="DK" fo:font-weight="normal" officeooo:rsid="001c43f8" officeooo:paragraph-rsid="001c43f8" style:font-weight-asian="normal" style:font-weight-complex="normal"/>
    </style:style>
    <style:style style:name="P17" style:family="paragraph" style:parent-style-name="Standard">
      <style:text-properties fo:language="da" fo:country="DK" fo:font-style="italic" fo:font-weight="normal" officeooo:rsid="001b27f3" officeooo:paragraph-rsid="001b27f3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language="da" fo:country="DK" fo:font-weight="bold" officeooo:paragraph-rsid="00187b6d" style:font-weight-asian="bold" style:font-weight-complex="bold"/>
    </style:style>
    <style:style style:name="P19" style:family="paragraph" style:parent-style-name="Standard">
      <style:text-properties fo:language="da" fo:country="DK" fo:font-weight="bold" officeooo:rsid="001a7466" officeooo:paragraph-rsid="001a7466" style:font-weight-asian="bold" style:font-weight-complex="bold"/>
    </style:style>
    <style:style style:name="P20" style:family="paragraph" style:parent-style-name="Standard">
      <style:text-properties fo:language="da" fo:country="DK" fo:font-weight="normal" officeooo:rsid="001a7466" officeooo:paragraph-rsid="00246684" style:font-weight-asian="normal" style:font-weight-complex="normal"/>
    </style:style>
    <style:style style:name="T1" style:family="text">
      <style:text-properties officeooo:rsid="00187b6d"/>
    </style:style>
    <style:style style:name="T2" style:family="text">
      <style:text-properties fo:font-weight="normal" officeooo:rsid="00187b6d" style:font-weight-asian="normal" style:font-weight-complex="normal"/>
    </style:style>
    <style:style style:name="T3" style:family="text">
      <style:text-properties officeooo:rsid="001c43f8"/>
    </style:style>
    <style:style style:name="T4" style:family="text">
      <style:text-properties officeooo:rsid="00205cc1"/>
    </style:style>
    <style:style style:name="T5" style:family="text">
      <style:text-properties officeooo:rsid="0020e04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46684" style:font-style-asian="italic" style:font-style-complex="italic"/>
    </style:style>
    <style:style style:name="T8" style:family="text">
      <style:text-properties fo:font-style="italic" officeooo:rsid="003300b5" style:font-style-asian="italic" style:font-style-complex="italic"/>
    </style:style>
    <style:style style:name="T9" style:family="text">
      <style:text-properties fo:font-style="italic" style:text-underline-style="none" fo:font-weight="normal" officeooo:rsid="00287802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officeooo:rsid="0022124f"/>
    </style:style>
    <style:style style:name="T12" style:family="text">
      <style:text-properties officeooo:rsid="0022a548"/>
    </style:style>
    <style:style style:name="T13" style:family="text">
      <style:text-properties officeooo:rsid="0022f02c"/>
    </style:style>
    <style:style style:name="T14" style:family="text">
      <style:text-properties officeooo:rsid="00246684"/>
    </style:style>
    <style:style style:name="T15" style:family="text">
      <style:text-properties fo:font-style="normal" officeooo:rsid="00246684" style:font-style-asian="normal" style:font-style-complex="normal"/>
    </style:style>
    <style:style style:name="T16" style:family="text">
      <style:text-properties fo:font-style="normal" officeooo:rsid="0031f793" style:font-style-asian="normal" style:font-style-complex="normal"/>
    </style:style>
    <style:style style:name="T17" style:family="text">
      <style:text-properties fo:font-style="normal" officeooo:rsid="003300b5" style:font-style-asian="normal" style:font-style-complex="normal"/>
    </style:style>
    <style:style style:name="T18" style:family="text">
      <style:text-properties officeooo:rsid="0028c0c6"/>
    </style:style>
    <style:style style:name="T19" style:family="text">
      <style:text-properties officeooo:rsid="0037cc9b"/>
    </style:style>
    <style:style style:name="T20" style:family="text">
      <style:text-properties officeooo:rsid="0037f991"/>
    </style:style>
    <style:style style:name="T21" style:family="text">
      <style:text-properties officeooo:rsid="0039a9a2"/>
    </style:style>
    <style:style style:name="T22" style:family="text">
      <style:text-properties officeooo:rsid="003bdc92"/>
    </style:style>
    <style:style style:name="T23" style:family="text">
      <style:text-properties officeooo:rsid="003cb9c3"/>
    </style:style>
    <style:style style:name="T24" style:family="text">
      <style:text-properties officeooo:rsid="004152f4"/>
    </style:style>
    <style:style style:name="T25" style:family="text">
      <style:text-properties officeooo:rsid="00419a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Use case 6: Vis liste af busser</text:p>
      <text:p text:style-name="P1"/>
      <text:p text:style-name="P2">Mål: </text:p>
      <text:p text:style-name="P1">Målet med denne Use Case er at få vist en liste over alle <text:span text:style-name="T3">busruter i Aarhus. </text:span></text:p>
      <text:p text:style-name="P1"/>
      <text:p text:style-name="P2">Initiering:</text:p>
      <text:p text:style-name="P6">Brugeren tilkendegiver over for systemet at han <text:span text:style-name="T1">ønsker</text:span> at <text:span text:style-name="T5">få vist</text:span> en liste over alle <text:span text:style-name="T3">busruter</text:span> <text:span text:style-name="T3">i</text:span> Aarhus.</text:p>
      <text:p text:style-name="P6"/>
      <text:p text:style-name="P3">Aktører og interessenter:</text:p>
      <text:p text:style-name="P3"/>
      <text:p text:style-name="P3">Primære aktører:</text:p>
      <text:p text:style-name="P3"/>
      <text:p text:style-name="P18"><text:span text:style-name="T1"><text:tab/></text:span><text:span text:style-name="T2">-Bruger.</text:span></text:p>
      <text:p text:style-name="P18"><text:span text:style-name="T2"/></text:p>
      <text:p text:style-name="P8"/>
      <text:p text:style-name="P3">Antal samtidige forekomster:</text:p>
      <text:p text:style-name="P3"/>
      <text:p text:style-name="P9">En samtidig forekomst.</text:p>
      <text:p text:style-name="P9"/>
      <text:p text:style-name="P4">Ikke funktionelle krav:</text:p>
      <text:p text:style-name="P4"><text:span text:style-name="T9"/></text:p>
      <text:p text:style-name="P4"/>
      <text:p text:style-name="P17"><text:span text:style-name="T11">Mere k</text:span>ommer senere</text:p>
      <text:p text:style-name="P4"/>
      <text:p text:style-name="P4">Referencer:</text:p>
      <text:p text:style-name="P5"/>
      <text:p text:style-name="P12">ingen</text:p>
      <text:p text:style-name="P9"/>
      <text:p text:style-name="P4">Startbetingelser:</text:p>
      <text:p text:style-name="P4"/>
      <text:p text:style-name="P9"><text:span text:style-name="T3">Programmet er startet op, og </text:span>brugeren står ved startskærmen.</text:p>
      <text:p text:style-name="P4"/>
      <text:p text:style-name="P4">Slutresultat ved <text:span text:style-name="T12">succes</text:span>:</text:p>
      <text:p text:style-name="P4"/>
      <text:p text:style-name="P10">brugeren får vist en liste over alle <text:span text:style-name="T3">busruter</text:span> i Aarhus.</text:p>
      <text:p text:style-name="P4"/>
      <text:p text:style-name="P4">slutresultat ved undtagelser:</text:p>
      <text:p text:style-name="P4"/>
      <text:p text:style-name="P11">Brugeren får vist en <text:span text:style-name="T13">fejlmeddelelse</text:span>, der informerer om at det ikke var muligt at få <text:span text:style-name="T14">vist </text:span>listen over <text:span text:style-name="T3">busruter, samt kort beskrivelse af hvad der kan være galt.</text:span></text:p>
      <text:p text:style-name="P11"><text:span text:style-name="T14">Ved tryk på telefonens </text:span><text:span text:style-name="T7">”Home” </text:span><text:span text:style-name="T15">knap vil listen blive </text:span><text:span text:style-name="T16">indlæst</text:span><text:span text:style-name="T15"> færdig i baggrunden.</text:span><text:span text:style-name="T14"> </text:span></text:p>
      <text:p text:style-name="P4"/>
      <text:p text:style-name="P4">Normalforløb:</text:p>
      <text:p text:style-name="P9"/>
      <text:p text:style-name="P9"><text:span text:style-name="T4">1</text:span>. <text:span text:style-name="T17">Brugeren tilkendegiver over for systemet at han ønsker at se listen over busser.</text:span></text:p>
      <text:p text:style-name="P10"><text:span text:style-name="T4">2</text:span>. Systemet henter liste<text:span text:style-name="T19">n </text:span>af <text:span text:style-name="T20">busruter.</text:span></text:p>
      <text:p text:style-name="P9"><text:span text:style-name="T4">3</text:span>. Systemet viser listen af <text:span text:style-name="T3">bustuer</text:span> på skærmen.</text:p>
      <text:p text:style-name="P4"/>
      <text:p text:style-name="P4"/>
      <text:p text:style-name="P4"/>
      <text:p text:style-name="P4"/>
      <text:p text:style-name="P4"><text:soft-page-break/>Undtagelser:</text:p>
      <text:p text:style-name="P4"/>
      <text:p text:style-name="P14">Undtagelse 3 a: Der kan ikke <text:span text:style-name="T21">fås adgang til persisteret data.</text:span></text:p>
      <text:p text:style-name="P14"/>
      <text:p text:style-name="P14">(a) Systemet viser en fejlmeddelelse til brugeren om at der ikke <text:span text:style-name="T22">er muligt at hente busruterne.</text:span></text:p>
      <text:p text:style-name="P14">(<text:span text:style-name="T23">b</text:span>) Systemet går tilbage til startskærmen.</text:p>
      <text:p text:style-name="P9"/>
      <text:p text:style-name="P13">Undtagelse 3 b: brugeren trykker på <text:span text:style-name="T6">”tilbage”</text:span> knappen på telefonen, imens listen bliver hentet</text:p>
      <text:p text:style-name="P13"/>
      <text:p text:style-name="P15">(a) Systemet annullere <text:span text:style-name="T24">indlæsningen</text:span> <text:span text:style-name="T24">af rutelisten</text:span>.</text:p>
      <text:p text:style-name="P13">(b) systemet går tilbage til startskærmen.</text:p>
      <text:p text:style-name="P13"/>
      <text:p text:style-name="P13">Undtagelse 3 c: Brugeren trykker på <text:span text:style-name="T6">”Home”</text:span> knappen på telefonen, imens listen bliver <text:span text:style-name="T25">indlæst.</text:span></text:p>
      <text:p text:style-name="P13"/>
      <text:p text:style-name="P13">(a) <text:span text:style-name="T3">Systemet indlæser listen færdig i baggrunden.</text:span></text:p>
      <text:p text:style-name="P16"><text:tab/></text:p>
      <text:p text:style-name="P13"/>
      <text:p text:style-name="P9"/>
      <text:p text:style-name="P9"/>
      <text:p text:style-name="P14"/>
      <text:p text:style-name="P14"/>
      <text:p text:style-name="P9"><text:s/></text:p>
      <text:p text:style-name="P4"/>
      <text:p text:style-name="P3"/>
      <text:p text:style-name="P8"/>
      <text:p text:style-name="P8"/>
      <text:p text:style-name="P7"/>
      <text:p text:style-name="P6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09:52:14.237000000</meta:creation-date>
    <dc:date>2013-09-11T12:05:37.295000000</dc:date>
    <meta:editing-duration>PT1H4M58S</meta:editing-duration>
    <meta:editing-cycles>36</meta:editing-cycles>
    <meta:generator>LibreOffice/4.1.1.2$Windows_x86 LibreOffice_project/7e4286b58adc75a14f6d83f53a03b6c11fa2903</meta:generator>
    <meta:document-statistic meta:table-count="0" meta:image-count="0" meta:object-count="0" meta:page-count="2" meta:paragraph-count="37" meta:word-count="240" meta:character-count="1531" meta:non-whitespace-character-count="1318"/>
  </office:meta>
</office:document-meta>
</file>